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306.45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9.81pt"/>
    </style:style>
    <style:style style:name="co9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91.45pt" fo:break-before="auto" style:use-optimal-row-height="true"/>
    </style:style>
    <style:style style:name="ro7" style:family="table-row">
      <style:table-row-properties style:row-height="68.94pt" fo:break-before="auto" style:use-optimal-row-height="true"/>
    </style:style>
    <style:style style:name="ro8" style:family="table-row">
      <style:table-row-properties style:row-height="136.46pt" fo:break-before="auto" style:use-optimal-row-height="true"/>
    </style:style>
    <style:style style:name="ro9" style:family="table-row">
      <style:table-row-properties style:row-height="158.94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80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bil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9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abilitie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ero_id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5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owner <text:s text:c="6"/></text:p>
          </table:table-cell>
          <table:table-cell office:value-type="string" calcext:value-type="string">
            <text:p><text:s/>character varying(191) 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name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/>not null <text:s text:c="5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18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icon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otkey <text:s text:c="5"/></text:p>
          </table:table-cell>
          <table:table-cell office:value-type="string" calcext:value-type="string">
            <text:p><text:s/>character varying(8) <text:s text:c="2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cooldown <text:s text:c="3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ana_cost <text:s text:c="2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rait <text:s text:c="6"/></text:p>
          </table:table-cell>
          <table:table-cell office:value-type="string" calcext:value-type="string">
            <text:p><text:s/>boolean <text:s text:c="15"/></text:p>
          </table:table-cell>
          <table:table-cell office:value-type="string" calcext:value-type="string">
            <text:p><text:s/>not null default false 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x_24351_primary" PRIMARY KEY, btree (id)</text:p>
            <text:p>    "idx_24351_abilities_hero_id_name_unique" UNIQUE, btree (hero_id, name)</text:p>
            <text:p/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7"/></text:p>
          </table:table-cell>
          <table:table-cell office:value-type="string" calcext:value-type="string">
            <text:p><text:s/>bigint <text:s text:c="6"/></text:p>
          </table:table-cell>
          <table:table-cell office:value-type="string" calcext:value-type="string">
            <text:p><text:s/>not null default nextval('hotsapi.ba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eplay_id </text:p>
          </table:table-cell>
          <table:table-cell office:value-type="string" calcext:value-type="string">
            <text:p><text:s/>bigint <text:s text:c="6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ero_id <text:s text:c="2"/></text:p>
          </table:table-cell>
          <table:table-cell office:value-type="string" calcext:value-type="string">
            <text:p><text:s/>bigint <text:s text:c="6"/></text:p>
          </table:table-cell>
          <table:table-cell office:value-type="string" calcext:value-type="string">
            <text:p><text:s text:c="5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ero_name </text:p>
          </table:table-cell>
          <table:table-cell office:value-type="string" calcext:value-type="string">
            <text:p><text:s/>character(4) </text:p>
          </table:table-cell>
          <table:table-cell office:value-type="string" calcext:value-type="string">
            <text:p><text:s text:c="5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eam <text:s text:c="5"/></text:p>
          </table:table-cell>
          <table:table-cell office:value-type="string" calcext:value-type="string">
            <text:p><text:s/>smallint <text:s text:c="4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index <text:s text:c="4"/></text:p>
          </table:table-cell>
          <table:table-cell office:value-type="string" calcext:value-type="string">
            <text:p><text:s/>smallint <text:s text:c="4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dx_24361_primary" PRIMARY KEY, btree (id)</text:p>
            <text:p>    "idx_24361_bans_replay_id_team_index_unique" UNIQUE, btree (replay_id, team, index)</text:p>
            <text:p>    "idx_24361_bans_hero_name_index" btree (hero_name)</text:p>
            <text:p/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iled_jo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8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failed_job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connection 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queue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payload <text:s text:c="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exception <text:s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ailed_at <text:s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default now() 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367_primary" PRIMARY KEY, btree (id)</text:p>
            <text:p/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0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heroe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name <text:s text:c="8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hort_name <text:s text:c="2"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/>not null 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ole <text:s text:c="8"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ype <text:s text:c="8"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elease_date </text:p>
          </table:table-cell>
          <table:table-cell office:value-type="string" calcext:value-type="string">
            <text:p><text:s/>date <text:s text:c="18"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attribute_id </text:p>
          </table:table-cell>
          <table:table-cell office:value-type="string" calcext:value-type="string">
            <text:p><text:s/>character(4) <text:s text:c="10"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dx_24377_primary" PRIMARY KEY, btree (id)</text:p>
            <text:p>    "idx_24377_heroes_name_index" btree (name)</text:p>
            <text:p>    "idx_24377_heroes_shortcut_index" btree (attribute_id)</text:p>
            <text:p>Referenced by:</text:p>
            <text:p>    TABLE "hotsapi.hero_talent" CONSTRAINT "hero_talent_hero_id_foreign" FOREIGN KEY (hero_id) REFERENCES hotsapi.heroes(id) ON UPDATE RESTRICT ON DELETE RESTRICT</text:p>
            <text:p>    TABLE "hotsapi.hero_translations" CONSTRAINT "hero_translations_hero_id_foreign" FOREIGN KEY (hero_id) REFERENCES hotsapi.heroes(id) ON UPDATE RESTRICT ON DELETE CASCADE</text:p>
            <text:p>    TABLE "hotsapi.players" CONSTRAINT "players_hero_id_foreign" FOREIGN KEY (hero_id) REFERENCES hotsapi.heroes(id) ON UPDATE RESTRICT ON DELETE RESTRICT</text:p>
            <text:p/>
          </table:table-cell>
          <table:table-cell/>
          <table:table-cell office:value-type="string" calcext:value-type="string">
            <text:p>ON</text:p>
          </table:table-cell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_tal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hero_id <text:s text:c="2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alent_id 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381_primary" PRIMARY KEY, btree (hero_id, talent_id)</text:p>
            <text:p>    "idx_24381_hero_talent_talent_id_foreign" btree (talent_id)</text:p>
            <text:p>Foreign-key constraints:</text:p>
            <text:p>    "hero_talent_hero_id_foreign" FOREIGN KEY (hero_id) REFERENCES hotsapi.heroes(id) ON UPDATE RESTRICT ON DELETE RESTRICT</text:p>
            <text:p>    "hero_talent_talent_id_foreign" FOREIGN KEY (talent_id) REFERENCES hotsapi.talents(id) ON UPDATE RESTRICT ON DELETE RESTRICT</text:p>
            <text:p/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_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5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hero_translatio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ero_id 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name <text:s text:c="3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386_primary" PRIMARY KEY, btree (id)</text:p>
            <text:p>    "idx_24386_hero_translations_name_unique" UNIQUE, btree (name)</text:p>
            <text:p>    "idx_24386_hero_translations_hero_id_foreign" btree (hero_id)</text:p>
            <text:p>Foreign-key constraints:</text:p>
            <text:p>    "hero_translations_hero_id_foreign" FOREIGN KEY (hero_id) REFERENCES hotsapi.heroes(id) ON UPDATE RESTRICT ON DELETE CASCADE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s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5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hotsdata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ile <text:s text:c="3"/></text:p>
          </table:table-cell>
          <table:table-cell office:value-type="string" calcext:value-type="string">
            <text:p><text:s/>character varying(100) </text:p>
          </table:table-cell>
          <table:table-cell office:value-type="string" calcext:value-type="string">
            <text:p><text:s/>not null <text:s text:c="5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esult <text:s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 text:c="6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uccess 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 text:c="6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392_primary" PRIMARY KEY, btree (id)</text:p>
            <text:p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slogs_uploa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8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hotslogs_upload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created_at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updated_at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eplay_id <text:s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tatus <text:s text:c="4"/>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esult <text:s text:c="4"/>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398_primary" PRIMARY KEY, btree (id)</text:p>
            <text:p>    "idx_24398_hotslogs_uploads_replay_id_foreign" btree (replay_id)</text:p>
            <text:p>    "idx_24398_hotslogs_uploads_status_index" btree (status)</text:p>
            <text:p>Foreign-key constraints:</text:p>
            <text:p>    "hotslogs_uploads_replay_id_foreign" FOREIGN KEY (replay_id) REFERENCES hotsapi.replays(id) ON UPDATE RESTRICT ON DELETE CASCADE</text:p>
            <text:p/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0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job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queue <text:s text:c="7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payload <text:s text:c="5"/></text:p>
          </table:table-cell>
          <table:table-cell office:value-type="string" calcext:value-type="string">
            <text:p><text:s/>text <text:s text:c="18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attempts <text:s text:c="4"/>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served_at <text:s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5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available_at 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text:s text:c="2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x_24404_primary" PRIMARY KEY, btree (id)</text:p>
            <text:p>    "idx_24404_jobs_queue_index" btree (queue)</text:p>
            <text:p/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_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map_translatio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ap_id 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name <text:s text:c="2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419_primary" PRIMARY KEY, btree (id)</text:p>
            <text:p>    "idx_24419_map_translations_name_unique" UNIQUE, btree (name)</text:p>
            <text:p>    "idx_24419_map_translations_map_id_foreign" btree (map_id)</text:p>
            <text:p>Foreign-key constraints:</text:p>
            <text:p>    "map_translations_map_id_foreign" FOREIGN KEY (map_id) REFERENCES hotsapi.maps(id) ON UPDATE RESTRICT ON DELETE CASCADE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map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name <text:s text:c="2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413_primary" PRIMARY KEY, btree (id)</text:p>
            <text:p>    "idx_24413_maps_name_index" btree (name)</text:p>
            <text:p>Referenced by:</text:p>
            <text:p>    TABLE "hotsapi.map_translations" CONSTRAINT "map_translations_map_id_foreign" FOREIGN KEY (map_id) REFERENCES hotsapi.maps(id) ON UPDATE RESTRICT ON DELETE CASCADE</text:p>
            <text:p>    TABLE "hotsapi.replays" CONSTRAINT "replays_game_map_id_foreign" FOREIGN KEY (game_map_id) REFERENCES hotsapi.maps(id) ON UPDATE RESTRICT ON DELETE RESTRICT</text:p>
            <text:p/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g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7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migratio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migration 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5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batch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5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425_primary" PRIMARY KEY, btree (id)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word_re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email <text:s text:c="5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oken <text:s text:c="5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429_password_resets_email_index" btree (email)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_tal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player_id </text:p>
          </table:table-cell>
          <table:table-cell office:value-type="string" calcext:value-type="string">
            <text:p><text:s/>bigint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alent_id </text:p>
          </table:table-cell>
          <table:table-cell office:value-type="string" calcext:value-type="string">
            <text:p><text:s/>bigint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level <text:s text:c="4"/></text:p>
          </table:table-cell>
          <table:table-cell office:value-type="string" calcext:value-type="string">
            <text:p><text:s/>small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eed to find out how to update this, defined as a schema, maybe use triggers or a step during the changeset save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441_primary" PRIMARY KEY, btree (player_id, level)</text:p>
            <text:p>    "idx_24441_player_talent_talent_id_foreign" btree (talent_id)</text:p>
            <text:p>Foreign-key constraints:</text:p>
            <text:p>    "player_talent_player_id_foreign" FOREIGN KEY (player_id) REFERENCES hotsapi.players(id) ON UPDATE RESTRICT ON DELETE CASCADE</text:p>
            <text:p>    "player_talent_talent_id_foreign" FOREIGN KEY (talent_id) REFERENCES hotsapi.talents(id) ON UPDATE RESTRICT ON DELETE RESTRICT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2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/>not null default nextval('hotsapi.player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eplay_id <text:s text:c="5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ero_id <text:s text:c="7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battletag_name </text:p>
          </table:table-cell>
          <table:table-cell office:value-type="string" calcext:value-type="string">
            <text:p><text:s/>character varying(32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battletag_id <text:s text:c="2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ero_level <text:s text:c="4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eam <text:s text:c="10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winner <text:s text:c="8"/></text:p>
          </table:table-cell>
          <table:table-cell office:value-type="string" calcext:value-type="string">
            <text:p><text:s/>boolean <text:s text:c="14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blizz_id <text:s text:c="6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party <text:s text:c="9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silenced <text:s text:c="6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core_id (added by myself)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lai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dx_24437_primary" PRIMARY KEY, btree (id)</text:p>
            <text:p>    "idx_24437_players_replay_id_blizz_id_unique" UNIQUE, btree (replay_id, blizz_id)</text:p>
            <text:p>    "idx_24437_players_battletag_index" btree (battletag_name)</text:p>
            <text:p>    "idx_24437_players_hero_id_foreign" btree (hero_id)</text:p>
            <text:p>    "idx_24437_players_replay_id_foreign" btree (replay_id)</text:p>
            <text:p>Foreign-key constraints:</text:p>
            <text:p>    "players_hero_id_foreign" FOREIGN KEY (hero_id) REFERENCES hotsapi.heroes(id) ON UPDATE RESTRICT ON DELETE RESTRICT</text:p>
            <text:p>    "players_replay_id_foreign" FOREIGN KEY (replay_id) REFERENCES hotsapi.replays(id) ON UPDATE RESTRICT ON DELETE CASCADE</text:p>
            <text:p>Referenced by:</text:p>
            <text:p>    TABLE "hotsapi.player_talent" CONSTRAINT "player_talent_player_id_foreign" FOREIGN KEY (player_id) REFERENCES hotsapi.players(id) ON UPDATE RESTRICT ON DELETE CASCADE</text:p>
            <text:p>    TABLE "hotsapi.scores" CONSTRAINT "scores_id_foreign" FOREIGN KEY (id) REFERENCES hotsapi.players(id) ON UPDATE RESTRICT ON DELETE CASCADE</text:p>
            <text:p/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l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3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replay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created_at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updated_at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ilename <text:s text:c="7"/></text:p>
          </table:table-cell>
          <table:table-cell office:value-type="string" calcext:value-type="string">
            <text:p><text:s/>character varying(36) <text:s text:c="3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ize <text:s text:c="11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game_type <text:s text:c="6"/></text:p>
          </table:table-cell>
          <table:table-cell office:value-type="string" calcext:value-type="string">
            <text:p><text:s/>replays_game_type <text:s text:c="7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game_date <text:s text:c="6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game_length <text:s text:c="4"/></text:p>
          </table:table-cell>
          <table:table-cell office:value-type="string" calcext:value-type="string">
            <text:p><text:s/>small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game_map_id <text:s text:c="4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game_version <text:s text:c="3"/>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region <text:s text:c="9"/></text:p>
          </table:table-cell>
          <table:table-cell office:value-type="string" calcext:value-type="string">
            <text:p><text:s/>small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fingerprint <text:s text:c="4"/></text:p>
          </table:table-cell>
          <table:table-cell office:value-type="string" calcext:value-type="string">
            <text:p><text:s/>character varying(36) <text:s text:c="3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fingerprint_old 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processed <text:s text:c="6"/></text:p>
          </table:table-cell>
          <table:table-cell office:value-type="string" calcext:value-type="string">
            <text:p><text:s/>smallint <text:s text:c="16"/></text:p>
          </table:table-cell>
          <table:table-cell office:value-type="string" calcext:value-type="string">
            <text:p><text:s/>not null default '0'::smallint <text:s text:c="3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idx_24446_primary" PRIMARY KEY, btree (id)</text:p>
            <text:p>    "idx_24446_replays_filename_unique" UNIQUE, btree (filename)</text:p>
            <text:p>    "idx_24446_replays_fingerprint_v3_index" UNIQUE, btree (fingerprint)</text:p>
            <text:p>    "idx_24446_replays_fingerprint_index" btree (fingerprint_old)</text:p>
            <text:p>    "idx_24446_replays_game_date_index" btree (game_date)</text:p>
            <text:p>    "idx_24446_replays_game_map_id_foreign" btree (game_map_id)</text:p>
            <text:p>    "idx_24446_replays_game_type_index" btree (game_type)</text:p>
            <text:p>    "idx_24446_replays_processed_index" btree (processed)</text:p>
            <text:p>Foreign-key constraints:</text:p>
            <text:p>    "replays_game_map_id_foreign" FOREIGN KEY (game_map_id) REFERENCES hotsapi.maps(id) ON UPDATE RESTRICT ON DELETE RESTRICT</text:p>
            <text:p>Referenced by:</text:p>
            <text:p>    TABLE "hotsapi.hotslogs_uploads" CONSTRAINT "hotslogs_uploads_replay_id_foreign" FOREIGN KEY (replay_id) REFERENCES hotsapi.replays(id) ON UPDATE RESTRICT ON DELETE CASCADE</text:p>
            <text:p>    TABLE "hotsapi.players" CONSTRAINT "players_replay_id_foreign" FOREIGN KEY (replay_id) REFERENCES hotsapi.replays(id) ON UPDATE RESTRICT ON DELETE CASCADE</text:p>
            <text:p/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2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level <text:s text:c="1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kills <text:s text:c="1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assists <text:s text:c="16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akedowns <text:s text:c="14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deaths <text:s text:c="17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ighest_kill_streak <text:s text:c="4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hero_damage <text:s text:c="12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siege_damage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structure_damage <text:s text:c="7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minion_damage <text:s text:c="10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creep_damage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summon_damage <text:s text:c="10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ime_cc_enemy_heroes <text:s text:c="3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ealing <text:s text:c="16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elf_healing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damage_taken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experience_contribution 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own_kills <text:s text:c="13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ime_spent_dead <text:s text:c="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erc_camp_captures <text:s text:c="5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watch_tower_captures <text:s text:c="3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eta_experience <text:s text:c="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dx_24451_primary" PRIMARY KEY, btree (id)</text:p>
            <text:p>    "idx_24451_scores_id_unique" UNIQUE, btree (id)</text:p>
            <text:p>Foreign-key constraints:</text:p>
            <text:p>    "scores_id_foreign" FOREIGN KEY (id) REFERENCES hotsapi.players(id) ON UPDATE RESTRICT ON DELETE CASCADE</text:p>
            <text:p/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l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9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talent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name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18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icon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level <text:s text:c="6"/>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ability_id <text:s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sort <text:s text:c="7"/>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cooldown <text:s text:c="3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/>mana_cost <text:s text:c="2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dx_24456_primary" PRIMARY KEY, btree (id)</text:p>
            <text:p>    "idx_24456_talents_name_unique" UNIQUE, btree (name)</text:p>
            <text:p>Referenced by:</text:p>
            <text:p>    TABLE "hotsapi.hero_talent" CONSTRAINT "hero_talent_talent_id_foreign" FOREIGN KEY (talent_id) REFERENCES hotsapi.talents(id) ON UPDATE RESTRICT ON DELETE RESTRICT</text:p>
            <text:p>    TABLE "hotsapi.player_talent" CONSTRAINT "player_talent_talent_id_foreign" FOREIGN KEY (talent_id) REFERENCES hotsapi.talents(id) ON UPDATE RESTRICT ON DELETE RESTRICT</text:p>
            <text:p/>
            <text:p/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Added to Schema?</text:p>
          </table:table-cell>
          <table:table-cell table:style-name="ce1" office:value-type="string" calcext:value-type="string">
            <text:p>Added to Migration?</text:p>
          </table:table-cell>
          <table:table-cell table:style-name="ce6" table:number-columns-repeated="1014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2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user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name <text:s text:c="10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email <text:s text:c="9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password <text:s text:c="6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member_token </text:p>
          </table:table-cell>
          <table:table-cell office:value-type="string" calcext:value-type="string">
            <text:p><text:s/>character varying(100) <text:s text:c="2"/></text:p>
          </table:table-cell>
          <table:table-cell office:value-type="string" calcext:value-type="string">
            <text:p><text:s text:c="6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updated_at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x_24465_primary" PRIMARY KEY, btree (id)</text:p>
            <text:p>    "idx_24465_users_email_unique" UNIQUE, btree (email)</text:p>
            <text:p/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7:30:59.454628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4:40:26.510478909</meta:creation-date>
    <dc:date>2018-01-29T20:01:58.594793797</dc:date>
    <meta:editing-duration>PT23H33M46S</meta:editing-duration>
    <meta:editing-cycles>14</meta:editing-cycles>
    <meta:generator>LibreOffice/5.1.6.2$Linux_X86_64 LibreOffice_project/10m0$Build-2</meta:generator>
    <meta:document-statistic meta:table-count="19" meta:cell-count="1126" meta:object-count="0"/>
  </office:meta>
</office:document-meta>
</file>